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0508" officeooo:paragraph-rsid="000e0508" style:font-weight-asian="bold" style:font-weight-complex="bold"/>
    </style:style>
    <style:style style:name="P2" style:family="paragraph" style:parent-style-name="Standard">
      <style:paragraph-properties fo:text-align="start" style:justify-single-word="false"/>
      <style:text-properties fo:font-weight="bold" officeooo:rsid="000e0508" officeooo:paragraph-rsid="000e0508" style:font-weight-asian="bold" style:font-weight-complex="bold"/>
    </style:style>
    <style:style style:name="P3" style:family="paragraph" style:parent-style-name="Standard">
      <style:paragraph-properties fo:text-align="center" style:justify-single-word="false"/>
      <style:text-properties fo:font-weight="normal" officeooo:rsid="000e0508" officeooo:paragraph-rsid="000e0508" style:font-weight-asian="normal" style:font-weight-complex="normal"/>
    </style:style>
    <style:style style:name="P4" style:family="paragraph" style:parent-style-name="Standard">
      <style:paragraph-properties fo:text-align="start" style:justify-single-word="false"/>
      <style:text-properties fo:font-size="11pt" fo:font-weight="normal" officeooo:rsid="000e0508" officeooo:paragraph-rsid="000e0508"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f1777" officeooo:paragraph-rsid="000f1777"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2pt" fo:font-weight="bold" officeooo:rsid="000e0508" officeooo:paragraph-rsid="000e0508"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f1777" officeooo:paragraph-rsid="000f177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e0508" officeooo:paragraph-rsid="000e0508"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f1777" officeooo:paragraph-rsid="000f1777"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0e0508" officeooo:paragraph-rsid="000e0508"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tyle="italic" fo:font-weight="normal" officeooo:rsid="000f1777" officeooo:paragraph-rsid="000f1777"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paragraph-rsid="000f1777"/>
    </style:style>
    <style:style style:name="T1" style:family="text">
      <style:text-properties officeooo:rsid="000f1777"/>
    </style:style>
    <style:style style:name="T2" style:family="text">
      <style:text-properties fo:font-size="11pt" fo:font-weight="normal" officeooo:rsid="000f1777" style:font-size-asian="9.60000038146973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 III – Thomas </text:p>
      <text:p text:style-name="P1"/>
      <text:p text:style-name="P1">Pierre, 70 ans, Retraité, Vit à Paris</text:p>
      <text:p text:style-name="P1"/>
      <text:p text:style-name="P11">Interview réalisée après un cours sur les bases de l’ordinateur avec un Monsieur ayant l’air à l’aise avec la technologies (smartphone + ordinateur).</text:p>
      <text:p text:style-name="P1"/>
      <text:p text:style-name="P3"/>
      <text:p text:style-name="P2">Quand avez-vous eu besoin de prévoir un itinéraire pour la dernière fois ?</text:p>
      <text:p text:style-name="P4"/>
      <text:p text:style-name="P4">La première fois que j’ai du venir au club, il a fallu que je regarde quel chemin prendre, mais bon pour moi ce n’était pas difficile, en quelques clics on trouve tout sur internet aujourd’hui. Je m’y suis mis sur les conseils de mon fils. Il n’arrêtait pas de me dire que pour un ancien cadre j’étais bien rouillé.</text:p>
      <text:p text:style-name="P4"/>
      <text:p text:style-name="P8">Vous avez appris seul à utiliser l’ordinateur ?</text:p>
      <text:p text:style-name="P10"/>
      <text:p text:style-name="P4">Oh oui, vous savez j’ai toujours été autodidacte et ce n’est pas mon genre d’aller poser des questions. D’ailleurs si je suis venu aux cours c’est uniquement parce que je n’ai pas le choix. Je préfère apprendre à faire mes démarches en ligne que de demander à mon fils ou bien mon petit-fils. Vous imaginez si votre grand-père vous demandez de lui apprendre quelque chose ? On marche sur la tête. </text:p>
      <text:p text:style-name="P4"/>
      <text:p text:style-name="P8">Etiez-vous réfractaire à venir aux cours ?</text:p>
      <text:p text:style-name="P4"/>
      <text:p text:style-name="P4">Oh oui, j’appréhendais beaucoup le fait de me faire juger, c’est toujours difficile d’apprendre des choses à nos ages. C’est comme apprendre le vélo ou le ski trop tard, on a plus peur de se faire mal et on ne progresse pas parce qu’on ne se lance pas. L’ordinateur je n’avais pas forcement peur de me lancer mais sans méthode on fait tout de suite n’importe quoi.</text:p>
      <text:p text:style-name="P4"/>
      <text:p text:style-name="P6">Comment faites-vous pour retenir ce qu’on fait en cours ?</text:p>
      <text:p text:style-name="P6"/>
      <text:p text:style-name="P4">Je me concentre beaucoup en cours parce que je ne veux pas que ma femme se moque en me voyant relire des notes, on ne dirait pas comme ça mais j’ai beaucoup de fierté et c’est pour ça que je n’aime pas montrer lorsque je ne maîtrise pas quelque chose. </text:p>
      <text:p text:style-name="P4"/>
      <text:p text:style-name="P7">Avez-vous déjà utilisé une carte en ligne ?</text:p>
      <text:p text:style-name="P7"/>
      <text:p text:style-name="P5">Utilisé … C’est un bien grand mot. J’ai essayé, j’ai réussi à l’ouvrir mais alors après… Je ne savais plus comment faire et pour tout vous dire j’ai perdu patience. Comme à mon habitude, je n’ai pas demandé d’aide et j’ai laissé tomber. D’ailleurs si au prochain cours ou pouvait aborder le sujet cela m’arrangerai.</text:p>
      <text:p text:style-name="P5"/>
      <text:p text:style-name="P9">Donc cela ne vous dérange pas d’apprendre mais vous ne voulez pas que les autre sache que vous êtes passé par là avant d’utiliser un outil ?</text:p>
      <text:p text:style-name="P9"/>
      <text:p text:style-name="P12"><text:span text:style-name="T2">C’est tout à fait ça mais il ne faut pas le dire. Voyez-vous, de mon temps les hommes ne parlaient pas, ils ne montraient pas leurs sentiments. Je n’ai jamais entendu mon père me dire « Je t’aime » et je ne l’ai sûrement jamais dis à mon fils non plus. C’était une autre époque, l’époque de l’homme qui fait vivre son foyer. Bien loin de moi l’idée d’être macho mais je pense que vous me comprenez, pour le bien de ma famille je ne dois pas avoir de faiblesse et je dois me montrer fort sur tous les points, y compris lorsqu’il s’agit de nouvelles technologies. Mais c’est vrai que des fois on se fait avoir. Noël dernier, j’ai offert un ordinateur à mon petit-fils, il m’avait demandé un truc bizarre dont je ne me souviens plus le nom, je n’ai pas osé demander au vendeur parce que je pensais m’y connaître suffisamment, résultat le petit à fait la tête toute la journée du 25 et on est allé au magasin la semaine suivante pour l’échanger. Donc au final il faut parfois être suffisamment courageux pour admettre qu’on ne sait pas tout. C’est d’ailleurs pour ça que je suis venu aujourd’hui mais je préfère pouvoir apprendre seu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0:01:21.024988587</meta:creation-date>
    <dc:date>2022-02-09T10:20:14.628231708</dc:date>
    <meta:editing-duration>PT8M33S</meta:editing-duration>
    <meta:editing-cycles>1</meta:editing-cycles>
    <meta:document-statistic meta:table-count="0" meta:image-count="0" meta:object-count="0" meta:page-count="1" meta:paragraph-count="15" meta:word-count="616" meta:character-count="3386" meta:non-whitespace-character-count="2781"/>
    <meta:generator>LibreOffice/6.4.7.2$Linux_X86_64 LibreOffice_project/40$Build-2</meta:generator>
  </office:meta>
</office:document-meta>
</file>